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9 listopada 1998 r.</text:span></text:p>
      <text:p text:style-name="P1"><text:span text:style-name="T2">Wiceprezes Rady Ministrów Minister Finansów Leszek Balcerowicz:</text:span></text:p>
      <text:p text:style-name="P1"><text:span text:style-name="T1">    Panie Marszałku! Wysoka Izbo! Najpierw pragnę przeprosić Wysoką Izbę, że ze względu na widoczne zaczątki grypy będę mówił nie swoim głosem... </text:span></text:p>
      <text:p text:style-name="P1"><text:span text:style-name="T1">    (Głos z sali: Ale AWS.)</text:span></text:p>
      <text:p text:style-name="P1"><text:span text:style-name="T1">    (Wesołość na sali, oklaski)</text:span><text:bookmark text:name="_GoBack"/></text:p>
      <text:p text:style-name="P1"><text:span text:style-name="T1">    ... ale zapewniam państwa, że będę wypowiadał swoje poglądy, przedstawiając jednocześnie budżet... (Poruszenie na sali)</text:span></text:p>
      <text:p text:style-name="P1"><text:span text:style-name="T1">    Można kontynuować, proszę państwa? </text:span></text:p>
      <text:p text:style-name="P1"><text:span text:style-name="T1">    ...przedstawiając jednocześnie budżet, najważniejszy dokument państwa, który nie jest moim budżetem prywatnym, lecz jest wspólnym projektem rządu, Akcji Wyborczej Solidarność i Unii Wolności. (Oklaski)</text:span></text:p>
      <text:p text:style-name="P1"><text:span text:style-name="T1">    Odniosę się najpierw do uwagi pana posła Manickiego. Zgodnie z odpowiedzią, którą przesłał pan premier panu marszałkowi i za jego pośrednictwem Wysokiej Izbie, pragnę potwierdzić, że wedle wykładni prawnej, którą uzyskaliśmy, konsultacjom podlegają zasadnicze założenia budżetu oraz wynikające z nich liczby bezpośrednio odnoszące się do warunków życia ludzi. I takie konsultacje, choć przyznajemy, z opóźnieniem ze względu na przygotowywane reformy, się odbyły.</text:span></text:p>
      <text:p text:style-name="P1"><text:span text:style-name="T1">    (Głos z sali: Nie!)</text:span></text:p>
      <text:p text:style-name="P1"><text:span text:style-name="T1">    Pragnę także zauważyć, proszę państwa, że mamy bardzo liczną reprezentację związków zawodowych w parlamencie - i tutaj, i tutaj (Poruszenie na sali), wobec tego de facto te konsultacje się odbywają i jeżeli trzeba, to będą się odbywały tutaj intensywnie.</text:span></text:p>
      <text:p text:style-name="P1"><text:span text:style-name="T1">    A teraz przechodzę, proszę państwa, do przedstawienia głównych tez związanych z przedłożonym projektem.</text:span></text:p>
      <text:p text:style-name="P1"><text:span text:style-name="T1">    Szanowni Państwo! W każdym kraju budżet państwa jest najważniejszym projektem rządu. Budżet państwa odbija bowiem diagnozę stanu gospodarki, odbija przewidywania co do rozwoju gospodarki światowej, zawiera założenia odnośnie do polityki gospodarczej, jest wreszcie centralną częścią tej polityki poprzez swoje główne liczby, takie jak: deficyt, suma podatków, struktura podatków, struktura wydatków. Rangę tego projektu budżetu - dziesiątego budżetu od wielkiego, wolnościowego przełomu 1989 r. - niepomiernie zwiększa kilka dodatkowych okoliczności (Gwar na sali), na które chciałbym zwrócić uwagę także pani posłance Kraus.</text:span></text:p>
      <text:p text:style-name="P1"><text:span text:style-name="T1">    Proszę państwa, Polska jest krajem na dorobku i potrzebuje rozwoju jak powietrza. Na ten budżet należy patrzeć właśnie z tego punktu widzenia - jaką on daje odpowiedź na wielką potrzebę rozwoju Polski. Po drugie, jak wiemy, narasta wyż demograficzny. Polska potrzebuje nowych miejsc pracy, miejsc pracy trwałych i konkurencyjnych. I to jest następny punkt widzenia na budżet i na całą politykę gospodarczą. Po trzecie, w gospodarce światowej, w wielu jej ważnych częściach, narastają zjawiska kryzysowe i należy zapytać, jak ten budżet chroni nas przed wstrząsami zewnętrznymi. Wreszcie wskutek zmian instytucjonalnych - takich jak decentralizacja państwa, jak wprowadzenie wyodrębnionego, choć nadal budżetowego finansowania służby zdrowia - trzeba było dokonać wielu zasadniczych przesunięć w całym sektorze finansów publicznych i w układzie budżetu państwa. Jest to więc, proszę państwa, budżet niezwykłych wyzwań, jest on odpowiedzią na najtrudniejsze bodaj pytania, jakie stanęły tutaj przed nami, przed całą polityką społeczno-gospodarczą od 1989 r. </text:span></text:p>
      <text:p text:style-name="P1"><text:soft-page-break/><text:span text:style-name="T1">    Panie Marszałku! Wysoka Izbo! Jestem głęboko przekonany, że każdy krok w polityce dotyczący gospodarki, a szczególnie budżetu państwa, należy oceniać z jednego, głównego punktu widzenia, a mianowicie z punktu widzenia tego, czy i jak służy on osiągnięciu zasadniczych, wręcz narodowych celów. Na temat tych celów wypowiada się wiele pięknych słów. Ja chcę natomiast powiedzieć prosto: Każdy w Polsce chce lepiej żyć, chce żyć w kraju stabilnym i dynamicznym. Każdy chce móc odczuwać dumę z osiągnięć swojego kraju. Z tych milionów ludzkich pragnień, z milionów ludzkich dążeń można wywieść jeden wielki narodowy cel - należy umacniać nasze państwo, należy tworzyć warunki dla systematycznego, nieprzerwanego rozwoju naszej gospodarki, nadganiać historyczne opóźnienia. Dopiero od 1989 r. możemy to robić. </text:span></text:p>
      <text:p text:style-name="P1"><text:span text:style-name="T1">    A co pokazuje doświadczenie? Proszę państwa, rzut oka na historię i na współczesność pokazuje trzy fakty, z których trzeba wyciągnąć wnioski. Pokazuje przede wszystkim, że różne kraje osiągają różne tempo rozwoju i w różnym stopniu poprawiają warunki życia swoich mieszkańców. Po pierwsze, znajdujemy przykłady krajów niegdyś bogatych, które wypadły z czołówki, i potem musiały nadrabiać stracony czas, na przykład Argentyna, niegdyś jeden z najbogatszych krajów świata. Po wtóre, są kraje niegdyś biedne, które szybko nadganiały stracony czas, a część z nich niedawno wpadła w kryzys i znów zaczyna ten czas tracić. To jest większość tzw. azjatyckich tygrysów, które osiągnęły autentyczny sukces w poprawie warunków życia swoich mieszkańców, ale wpadły w kryzys. Wreszcie, po trzecie, są kraje, które były gospodarczo opóźnione już na początku tego stulecia, stulecia, które kończymy. Dystans pogłębił się po II wojnie światowej.</text:span></text:p>
      <text:p text:style-name="P1"><text:span text:style-name="T1">    (Głos z sali: Dlaczego pan nie patrzy na prawo?)</text:span></text:p>
      <text:p text:style-name="P1"><text:span text:style-name="T1">    (Głos z sali: Tak trzeba tłumaczyć te prawa.)</text:span></text:p>
      <text:p text:style-name="P1"><text:span text:style-name="T1">    I nie wiem, w którym kierunku patrzeć - to jest odpowiedź na pytanie, gdzie mam patrzeć.</text:span></text:p>
      <text:p text:style-name="P1"><text:span text:style-name="T1">    (Głos z sali: Przed siebie.)</text:span></text:p>
      <text:p text:style-name="P1"><text:span text:style-name="T1">    Dobrze, dziękuję bardzo.</text:span></text:p>
      <text:p text:style-name="P1"><text:span text:style-name="T1">    Proszę państwa, dystans pogłębił się w wyniku panowania socjalizmu. Straciliśmy bardzo wiele. (Oklaski) Był to ustrój narzucony. Dopiero od 1989 r. możemy nadrabiać stracony czas.</text:span></text:p>
      <text:p text:style-name="P1"><text:span text:style-name="T1">    (Głos z sali: To już drugi raz.)</text:span></text:p>
      <text:p text:style-name="P1"><text:span text:style-name="T1">    Bo to jest niezwykle ważne, proszę państwa. I teraz powstaje podstawowe pytanie. Polska jest jednym z większych krajów wychodzących z tego ustroju, które miały kryzys na początku. Odziedziczyły go po latach panowania tego systemu i do tej pory, w trakcie naszej transformacji, w odróżnieniu od Czech, w odróżnieniu do Węgier, nie było żadnego kryzysu. I taką sytuację musimy utrzymać. Jeżeli mamy takie różne doświadczenia, to powstaje zasadnicze pytanie: Co kryje się za tymi różnicami? Co sprawia, że jedne kraje tracą dystans, a inne doganiają czołówkę? I to nie jest pytanie teoretyczne. To jest pytanie, które żywo obchodzi każdą polską rodzinę. Proszę państwa, generalnie to, w jakim tempie rozwija się kraj, w tym jego gospodarka, zależy od trzech grup czynników: po pierwsze - zależy od warunków startu w danym momencie do następnego etapu; po drugie - zależy od okoliczności towarzyszących, przede wszystkim temu, co się dzieje w otoczeniu gospodarczym danego kraju; wreszcie po trzecie - zależy od jakości polityki gospodarczej, którą w danym kraju prowadzi jego elita polityczna, bo polityka gospodarcza jest produktem elity politycznej. I na te trzy tematy chciałem teraz powiedzieć parę słów.</text:span></text:p>
      <text:p text:style-name="P1"><text:soft-page-break/><text:span text:style-name="T1">    Warunki startu. Myślę, że tutaj trzeba wspomnieć o fakcie podstawowym, o którym bardzo często trzeba powtarzać, a mianowicie, że wskutek tych kilkudziesięciu czy nawet więcej lat narosła ogromna luka w rozwoju, to znaczy w poziomie życia, między Polską a krajami Zachodu. I każdy chce, żeby ta luka była szybko usuwana. Otóż, proszę państwa, w fakcie pewnego relatywnego opóźnienia gospodarczego kryją się sprężyny przyspieszenia, uruchamia się je przez odpowiednią politykę gospodarczą. Jedną z tych przyczyn przyspieszenia jest to, że można korzystać z doświadczeń krajów bardziej zaawansowanych, i to korzystać podwójnie. Po pierwsze - nie powtarzać ich błędów, bo nie wszystko, co występuje w krajach już bogatych, jest przyczyną ich obecnego bogactwa. Kraje obecnie bogate nie miały niektórych rozwiązań, które mają teraz. Dla przykładu Niemcy - mówię o Niemczech Zachodnich - miały w latach pięćdziesiątych daleko mniej skrępowany, mniej uregulowany system, niż mają dzisiaj, i rozwijały się wtedy w tempie 8% rocznie. Po drugie - proszę państwa, trzeba umieć korzystać z pozytywnych doświadczeń, z najlepszych praktyk. Do tego oczywiście trzeba mieć odpowiednią wiedzę, żeby wiedzieć, co jest, co się sprawdza dla rozwoju, a co się nie sprawdza dla rozwoju.</text:span></text:p>
      <text:p text:style-name="P1"><text:span text:style-name="T1">    Drugim elementem warunków startu jest obecny stan gospodarki. I na ten temat chciałem powiedzieć rzecz następującą. Rok temu, prezentując budżet na 1998 r., miałem okazję wystąpić przed Wysoką Izbą i przedstawić krótką diagnozę gospodarki. Przypomnę - nie negowałem w żadnej mierze osiągnięć ubiegłych lat, w tym szybkiego wzrostu polskiej gospodarki w latach 1992-1997, ale jednocześnie zwróciłem uwagę na to, że temu rozwojowi, zwłaszcza w latach 1995-1997, towarzyszyło gromadzenie się potencjału destabilizacji, czyli zagrożenia przyszłego wzrostu, że końcowe lata owego rozwoju były w jakimś sensie kosztem ryzyka przerwy w następnym rozwoju. To narastanie potencjału destabilizacji, czyli zagrożenia dla przyszłego rozwoju, przejawiało się przede wszystkim w tym, że narastała luka w handlu zagranicznym czy, szerzej, w bilansie obrotów bieżących; i gdyby to przekroczyło pewien krytyczny poziom, oznaczałoby to ryzyko takiego kryzysu, jaki zdarzył się na Węgrzech w 1994 r., w Czechach w 1995 r. czy z rozmaitych innych powodów, ale wskutek tej samej zasadniczej przyczyny, w niektórych krajach azjatyckich tygrysów.</text:span></text:p>
      <text:p text:style-name="P1"><text:span text:style-name="T1">    Rok temu stanęliśmy przed zadaniem, jak chronić dalszy wzrost. To sprowadzało się w ogromnym stopniu do tego, aby polityka budżetowa służyła stabilizacji dalszego wzrostu i aby jednocześnie umożliwiła ona obniżanie oprocentowania kredytów, czyli tanienie kredytu. Priorytetem w bieżącej polityce gospodarczej ubiegłego roku była - powtarzam - ochrona szans na dalszy wzrost poprzez redukowanie ryzyka destabilizacji i umożliwianie obniżki stóp procentowych, co się stało. Jestem przekonany, że takie obniżki będą następować przy założeniu kontynuacji tego typu polityki.</text:span></text:p>
      <text:p text:style-name="P1"><text:span text:style-name="T1">    Chciałem powiedzieć przy tej okazji, że to, co niektórzy nazywają pejoratywnie chłodzeniem koniunktury, jest ochroną dalszego rozwoju. Wyobraźmy sobie, że gdybyśmy tę koniunkturę rozgrzewali, gdybyśmy zwiększali wydatki w tempie przekraczającym rozwój produkcji, wtedy mielibyśmy narastający deficyt w handlu zagranicznym, narastający deficyt w obrotach bieżących, aż do osiągnięcia punktu, w którym byłaby zachwiana pozycja naszego narodowego pieniądza - złotówki. Do tego oczywiście nie mogliśmy dopuścić i nie możemy nadal dopuścić.</text:span></text:p>
      <text:p text:style-name="P1"><text:span text:style-name="T1">    Chcę powiedzieć, że nie wszystkie zadania związane z uzdrawianiem finansów zostały zrealizowane i wiele ciężkiej pracy jeszcze jest przed nami. Do takich zadań zaliczyłbym powstrzymanie niekontrolowanego wzrostu zasiłków chorobowych, porządkowanie frontu inwestycji centralnych, zwłaszcza jeżeli chodzi o budowę </text:span><text:soft-page-break/><text:span text:style-name="T1">szpitali, które nie w każdym miejscu rzeczywiście są potrzebne, zmiany w zasadach refundacji leków, tak aby trafiały one do najbardziej potrzebujących. Zaliczyłbym też do tych zadań - dzięki, mam nadzieję, uchwaleniu odpowiedniej ustawy przez Wysoką Izbę - powstrzymanie narastania strat w górnictwie węgla kamiennego i wreszcie uczynienie z tego niezwykle ważnego sektora naszej gospodarki takiego działu, który ma dobrą ekonomiczną przyszłość, tzn. nie ponosi strat, a przynosi zyski.</text:span></text:p>
      <text:p text:style-name="P1"><text:span text:style-name="T1">    (Głos z sali: A podatki?)</text:span></text:p>
      <text:p text:style-name="P1"><text:span text:style-name="T1">    Szanowni państwo, to jest pierwsza część, a mianowicie warunki zastane.</text:span></text:p>
      <text:p text:style-name="P1"><text:span text:style-name="T1">    (Głos z sali: A podatek liniowy?)</text:span></text:p>
      <text:p text:style-name="P1"><text:span text:style-name="T1">    To przy polityce gospodarczej, panie pośle. Trzeba odróżniać różne czynniki rozwoju.</text:span></text:p>
      <text:p text:style-name="P1"><text:span text:style-name="T1">    Teraz chciałbym powiedzieć parę słów na temat drugiego czynnika, od którego zależy tempo rozwoju każdego kraju, a mianowicie okoliczności zewnętrznych. Miałem okazję na ten temat wypowiadać się kilkakrotnie. Przypomnę więc podstawowe fakty.</text:span></text:p>
      <text:p text:style-name="P1"><text:span text:style-name="T1">    Otóż sytuacja w gospodarce światowej i prognozy dotyczące stanu gospodarki światowej, w tym stanu gospodarki naszych głównych partnerów, uległy wyraźnemu pogorszeniu w ciągu paru miesięcy. Głębszy, poważniejszy przebieg, jak wiadomo, ma kryzys w Azji, który rozpoczął się w zeszłym roku. Japonia - druga co do wielkości gospodarka świata - zmaga się z niezwykłymi komplikacjami w swoim systemie bankowym. W bardzo poważnej sytuacji znajduje się gospodarka Rosji. I muszę powiedzieć, że to, co się działo w czasie, który upłynął od momentu mego ostatniego wystąpienia na temat stanu gospodarki światowej, nie napawa optymizmem. Zresztą wyniki w polskim handlu zagranicznym we wrześniu, które były niekorzystne, w mniej więcej 2/3 można przypisać obniżce polskiego eksportu do Rosji i krajów z nią graniczących. Wielki znak zapytania nadal wisi nad gospodarką Brazylii, która choć daleka, ma dla nas duże znaczenie, bo jej stan będzie ważyć na dalszym przebiegu procesów w gospodarce światowej. A wielki znak zapytania wisi dlatego, że nie wiadomo, czy parlament w tym kraju uchwali dostatecznie szybko dostatecznie mocny pakiet oszczędności fiskalnych. Od tego zależy przebieg sytuacji w tym kraju. Wreszcie jeżeli chodzi o naszego najważniejszego partnera, a mianowicie kraje Europy Zachodniej, to choć one znajdują się w stosunkowo najlepszej sytuacji, jednak ostatnie prognozy dotyczące tempa wzrostu są wyraźnie niższe, w granicach pół punktu procentowego, od prognoz, które były formułowane jeszcze pół roku temu, jeszcze trzy miesiące temu.</text:span></text:p>
      <text:p text:style-name="P1"><text:span text:style-name="T1">    My z tej sytuacji wyciągnęliśmy wnioski. W jaki sposób? Przede wszystkim w taki, że przez ten budżet i inne dziedziny polityki gospodarczej chcemy wzmacniać odporność polskiej gospodarki i jej rozwoju na te wstrząsy zewnętrzne. Ale jednocześnie musieliśmy uznać rzeczywistość zewnętrzną, bo kto jej nie uznaje generalnie, ten często się z nią zderza. Dlatego skorygowaliśmy prognozy przyszłorocznego rozwoju polskiej gospodarki do poziomu 5,1%. Podkreślę, że to jest jedno z najwyższych temp wzrostu na świecie, bodaj jesteśmy w absolutnej czołówce co do zakładanego tempa rozwoju naszej gospodarki.</text:span></text:p>
      <text:p text:style-name="P1"><text:span text:style-name="T1">    I wreszcie, panie marszałku, szanowni państwo, chciałbym powiedzieć kilka słów na temat trzeciego czynnika, od którego zależy rozwój czy kryzys w danej gospodarce. Przypomnę, warunki startu są dane przez przeszłość, są poza naszą kontrolą. Warunki towarzyszące w gospodarce światowej są dane w tym sensie, że nie możemy na nie wpływać, musimy się do nich dostosować. A zatem tylko polityka </text:span><text:soft-page-break/><text:span text:style-name="T1">wobec gospodarki, szeroko pojmowana polityka gospodarcza może być narzędziem rozwoju. I tu pojawia się wielkie pytanie, czy jest. To zależy, najogólniej mówiąc, od jej jakości - za chwilę powiem, co rozumiem przez jakość polityki gospodarczej - i tego, w jakim stopniu służy rozwojowi. Chciałbym tu sformułować bardzo krótko ważną zależność. Otóż powiedziałbym tak: wobec tego, że te inne czynniki, warunki startu, warunki towarzyszące, są dane obiektywnie, to rozwój zależy przede wszystkim od jakości polityki wobec gospodarki, a jakość polityki wobec gospodarki, mówiąc wprost, zależy od jakości polityków - każdy naród ma taki rozwój, jakich wybiera polityków. Co składa się na tę jakość? Po pierwsze, to, czy w działaniach wobec gospodarki dominuje krótkowzroczność czy też dłuższy dystans, czy zakłada się i dąży do tego, żeby realizować systematyczne cele długofalowe. Kto ma perspektywę paru miesięcy, ten nie jest w stanie służyć rozwojowi swojego kraju. Po drugie, zależy to od tego, czy w polityce dominują odcinkowe punkty widzenia i odcinkowe interesy rozmaitych grup nacisku, niezależnie od tego, jak się nazywają, czy też odpowiednie miejsce ma spojrzenie całościowe na dobro wspólne, a niewątpliwie systematyczny rozwój całej gospodarki jest takim dobrem wspólnym, bo z niego czerpią korzyści wszyscy. I wreszcie po trzecie, jakość polityków zależy od tego, w jakim stopniu potrafią dobierać środki do celów, czyli, innymi słowy, czy są kompetentni. Bo można głosić cele i nie potrafić dobrać środków do realizacji tych celów.</text:span></text:p>
      <text:p text:style-name="P1"><text:span text:style-name="T1">    Szanowni Państwo! Wiemy, że Polska potrzebuje nieprzerwanego i szybkiego rozwoju przez wiele lat. A wobec tego pytanie, jakie należy postawić w rzetelnej, zakładam, i uczciwej dyskusji na temat tego budżetu, jest takie: Czy podstawowe założenia proponowanego projektu budżetu służą rozwojowi nałożonych - Polski, umocnieniu polskiego państwa w trudnych zewnętrznych okolicznościach i w sytuacji, kiedy mamy tyle do nadrobienia? Jestem przekonany, że na to pytanie uczciwa odpowiedź jest twierdząca. </text:span></text:p>
      <text:p text:style-name="P1"><text:span text:style-name="T1">    Chciałbym tu przedstawić założenia budżetu, które przede wszystkim należy brać pod uwagę, jeżeli chce się odpowiedzieć na to podstawowe polskie pytanie. Otóż należy uwzględniać trzy główne założenia finansów publicznych: po pierwsze, obciążenie rodzin i przedsiębiorstw podatkami, po drugie, deficyt całości finansów publicznych, po trzecie, struktura wydatków, czyli na co wydajemy pieniądze podatników i czy nie marnujemy tych pieniędzy.</text:span></text:p>
      <text:p text:style-name="P1"><text:span text:style-name="T1">    Odnośnie do pierwszego pytania, dotyczącego obciążenia ludzi, rodzin, przedsiębiorstw podatkami, chcę powiedzieć, że proponowany projekt budżetu zawiera założenia pewnego niewielkiego postępu; gdybym miał wypowiadać prywatny pogląd, to powiedziałbym - jeszcze niedostatecznego. Otóż jeżeli bierzemy pod uwagę całość finansów publicznych - a musimy brać pod uwagę całość, nie tylko tzw. budżet państwa, który jest przecież wycinkiem, ale i dodatkowo budżety samorządów oraz nadal liczne jeszcze parabudżety, budżety celowe - to przy tym całościowym spojrzeniu widać, że suma obciążeń do produktu krajowego brutto w 1998 r. jest szacowana na 43,3%, a w 1999 r. ma wynosić 42,9%. Nadal jest to bardzo wysoki odsetek. Dlaczego? Z bardzo prostego powodu: mamy w Polsce wysokie podatki liczone jako suma w relacji do produktu krajowego brutto, bo mamy jeszcze większe wydatki publiczne. To jest ta prosta prawda. Wydatki publiczne jako odsetek produktu krajowego brutto w 1998 r. wyniosą bowiem 45,9%, a w 1999 r. mają wynosić 45,3%, a więc są jeszcze większe; to znaczy, że mamy deficyt. </text:span></text:p>
      <text:p text:style-name="P1"><text:span text:style-name="T1">    Droga do obniżki podatków wiedzie wobec tego przez lepsze wydatkowanie podatkowych pieniędzy. Tutaj zostało wiele do zrobienia. </text:span></text:p>
      <text:p text:style-name="P1"><text:soft-page-break/><text:span text:style-name="T1">    Proszę państwa, mamy w Polsce bardzo wiele niewidzialnego marnotrawstwa podatkowych pieniędzy, które traktowane są jako pieniądze cudze. A to niewidzialne marnotrawstwo polega na tym, że się podejmuje złe decyzje o wydatkowaniu pieniędzy; czasami na tej sali, bez rachunku, albo może inaczej, głównie pod wpływem rachunku krótkookresowych i odcinkowych korzyści politycznych. Zawsze będziemy płacić wysokie podatki, jeżeli to się nie zmieni; jeżeli w praktyce nie wzrośnie szacunek do pieniędzy podatników, jeżeli decyzje o wydatkowaniu miliona, dziesiątka milionów, stu milionów złotych nie będą oparte na rzetelnym rachunku, ale nie korzyści politycznych, nie odcinkowej gry interesów, lecz całościowego spojrzenia. I zwracam się do Wysokiej Izby, bo tu podejmowane są ostateczne decyzje, żeby tak wreszcie było. (Oklaski)</text:span></text:p>
      <text:p text:style-name="P1"><text:span text:style-name="T1">    Z myślą o tym, panie marszałku, Wysoka Izbo, uchwaliliśmy wspólnie bardzo ważną ustawę o finansach publicznych, która zawiera normy zobowiązujące nas, decydentów publicznych, do rachunku - rachunku w kategoriach korzyści dla ludzi, korzyści społecznych, a nie doraźnych korzyści politycznych. Ale ta ustawa musi żyć, nie może zostać na papierze. To, czy będzie żyła, czy nie, zależy oczywiście od wielkiej organizacyjnej pracy w rządzie, w ministerstwach, ale i tutaj. Ileż to bowiem razy przedkłada się projekty ustaw, które w gruncie rzeczy naruszają regulamin Sejmu! Regulamin przecież wymaga, żeby powiedzieć, skąd się weźmie pieniądze, jakie będzie pokrycie. Najczęściej w tych projektach poselskich nie ma wskazania, jak się sfinansuje dodatkowe wydatki. (Oklaski)</text:span></text:p>
      <text:p text:style-name="P1"><text:span text:style-name="T1">    (Poseł Jerzy Osiatyński: Ale nie o tym w tym miejscu.)</text:span></text:p>
      <text:p text:style-name="P1"><text:span text:style-name="T1">    W związku z tym zwracam się do Wysokiej Izby o to, by przy każdej propozycji dodatkowych wydatków, wydatkowania pieniędzy podatników powiedzieć, skąd się weźmie te pieniądze. Bo na pustych obietnicach nie buduje się rozwoju. W Polsce ludzie nie chcą pustych obietnic. (Oklaski). I ludzie nie wierzą tym, którzy składają takie obietnice.</text:span></text:p>
      <text:p text:style-name="P1"><text:span text:style-name="T1">    Szanowni Państwo! Wobec tego odpowiedź na pierwsze pytanie - dlaczego osiągamy do tej pory tak mały postęp w obniżaniu podatków - jest prosta: musimy zdecydowanie lepiej gospodarować pieniędzmi podatników. Wtedy będzie można obniżyć podatki. Mam nadzieję, że to się stanie.</text:span></text:p>
      <text:p text:style-name="P1"><text:span text:style-name="T1">    Drugie założenie budżetu, które ma istotny wpływ na osiąganie tego celu zasadniczego, celu narodowego, jakim jest nieprzerwany rozwój - to jest skala deficytu finansów publicznych, całości finansów publicznych. Deficyt - jak wiemy z definicji - oznacza nadwyżkę wydatków nad wpływami z podatków. Jeżeli chcemy go zmniejszać, to chyba nie przez podwyżki podatków. A zatem - poprzez lepsze gospodarowanie publicznymi, podatkowymi pieniędzmi.</text:span></text:p>
      <text:p text:style-name="P1"><text:span text:style-name="T1">    Wracamy tu oczywiście do sprawy wydatków. Chciałbym powiedzieć, że w tym budżecie i w założeniach dotyczących całości finansów publicznych chcemy uczynić dalszy znaczny krok w ich uzdrawianiu. Otóż projekt budżetu, projekt całości finansów publicznych zakłada, że deficyt liczony według standardów zachodnich - tak że prywatyzacja jest wykluczona z dochodów budżetu, bo przecież nie możemy jej bez przerwy przejadać - deficyt ten w 1997 r. wynosił 3,2%, w 1998 r., wedle naszych szacunków, powinien wynosić 2,7% PKB, a wedle założeń przedłożonego budżetu na rok przyszły deficyt całości finansów publicznych miałby wynieść 2,4% PKB. Jesteśmy na drodze - niełatwej, trudnej drodze - uzdrawiania naszych narodowych finansów.</text:span></text:p>
      <text:p text:style-name="P1"><text:span text:style-name="T1">    Dlaczego jest to takie ważne? Otóż jest to ważne z kilku zasadniczych powodów. W naszych warunkach ten sam odsetek znaczy dużo więcej niż na Zachodzie. 2,4% PKB to jest w gruncie rzeczy dużo więcej niż taki sam odsetek na Zachodzie, dlatego </text:span><text:soft-page-break/><text:span text:style-name="T1">że mamy płytki jeszcze rynek pieniężny i kapitałowy. Jeśli wobec tego w celu sfinansowania nadwyżki wydatków nad dochodami z podatków budżet państwa - czyli my, szanowni państwo, my - emituje bony skarbowe i obligacje, to wtedy odciągamy, przy tym płytkim rynku pieniężnym, kapitałowym, dużą część oszczędności. </text:span></text:p>
      <text:p text:style-name="P1"><text:span text:style-name="T1">    A jeżeli odciągamy dużą część oszczędności, to oznacza to, że popyt przedsiębiorstw, które chcą się rozwijać, natrafia na znacznie zredukowaną podaż kredytu - w konsekwencji cena kredytu, czyli stopa procentowa, jest wysoka. Czyli przy tak zwanej, jak to się żargonowo mówi, małej monetyzacji gospodarki nawet taki deficyt - 2,4 czy 2,7% - jest za duży, bo jest czynnikiem podbijania stóp procentowych, a one muszą być niższe, gdyż chcemy, żeby kredyt taniał. Droga do tańszego kredytu, tak ważna dla rozwoju przedsiębiorstw, szczególnie setek tysięcy rodzinnych firm, prowadzi przez ograniczanie deficytu finansów publicznych. To jest pierwszy powód, dla którego przedkładamy propozycje w tym zakresie - to dlatego zmniejszanie deficytu ma takie znaczenie.</text:span></text:p>
      <text:p text:style-name="P1"><text:span text:style-name="T1">    Jest i drugi powód, proszę państwa. A mianowicie, jak wspomniałem, zastaliśmy, odziedziczyliśmy sytuację, w której następował szybki rozwój - tej sytuacji towarzyszy potencjał destabilizacji na przyszłość. Wynikało to z faktu, że globalne wydatki rosły szybciej niż produkcja w kraju. Globalne wydatki w ostatnich 2 latach rosły o około 10%, a produkcja (czyli PKB) od 6 do 7%. Jak wypełniana była ta luka, co się z tym działo? W gospodarce, tak jak w przyrodzie, nic nie ginie. To, po pierwsze, szło w kierunku inflacji, nadmierne wydatki ciągnęły w górę ceny, a po drugie, przybierało to postać deficytu w obrotach bieżących, w tym w handlu zagranicznym, co z kolei, gdyby narastało, zagrażałoby stabilności złotego. Deficyt jest jednym z najważniejszych czynników zwiększających lukę między globalnymi wydatkami a możliwością odpowiedzi gospodarki. Dlatego jego zmniejszanie stabilizuje dalszy rozwój, a także pozwala na obniżanie stóp procentowych, co jest ważne dla każdego przedsiębiorcy i, jestem o tym przekonany - patrzę teraz w kierunku kolegów z PSL - dla każdego rolnika. I liczę wobec tego na poparcie (Oklaski) ograniczania deficytu po to, żeby kredyt, w tym rolny, był tańszy.</text:span></text:p>
      <text:p text:style-name="P1"><text:span text:style-name="T1">    I wreszcie, proszę państwa, jeśli chodzi o uzasadnienie ograniczania deficytu, to trzeba powiedzieć, że nasz rozwój zależy od skali inwestowania. Z kolei skala inwestowania zależy w ogromnym stopniu od tego, czy jesteśmy w stanie sfinansować inwestycje przedsiębiorstw. Jeżeli wskutek deficytu odciągamy niejako kredyt ze sfery przedsiębiorstw, to nie jesteśmy w stanie w dostatecznym stopniu finansować inwestycji. Więc nawet gdyby nie było potrzeby zmniejszania ryzyka bieżącej destabilizacji, a taka potrzeba istnieje, to i tak z tych powodów - systematycznych, długofalowych - trzeba by ograniczyć deficyt aż do zupełnego zrównoważenia finansów publicznych, co jest jednym z centralnych, ważnych założeń na rzecz rozwoju. To drugi czynnik, szanowni państwo, druga więź między budżetem a rozwojem.</text:span></text:p>
      <text:p text:style-name="P1"><text:span text:style-name="T1">    Trzecie ważne założenie tego budżetu i całości finansów publicznych to struktura wydatków. Przy wydatkach są największe dylematy, bo niemal każdy wydatek jest niewystarczający. Z jakiegoś poszczególnego punktu widzenia jest to prawdą, ale przecież wiemy, że gdyby było tak, iż dajemy tyle pieniędzy, by starczało na wszystkie potrzeby, to wszyscy byśmy skończyli źle, nastąpiłaby katastrofa. Zresztą taką katastrofę przeżywaliśmy w 1989 r.; pamiętam, jak przemawiałem na tej sali w owym roku. Wobec tego odpowiedzialność wyraża się w tym, że odpowiednio kształtujemy pułap wydatków, a pułap wydatków jest prostą sumą wynikającą z szacunku, oceny przyszłych dochodów, co z kolei opiera się na założeniach co do </text:span><text:soft-page-break/><text:span text:style-name="T1">przyszłego rozwoju gospodarki. Do tego dodajemy dopuszczalny deficyt, który powinien być - jak starałem się wykazać - jak najmniejszy. Dodając te dwie wielkości, otrzymujemy pułap wydatków. I wtedy pojawia się wielki, ważny i trudny problem, jak rozdzielić ten limit.</text:span></text:p>
      <text:p text:style-name="P1"><text:span text:style-name="T1">    Panie Marszałku! Wysoka Izbo! Chcę powiedzieć, że rząd, projektując budżet, przyjął świadomie pewne ważne priorytety. Otóż uznaliśmy za priorytetowe wydatki służące finansowaniu podstawowych funkcji państwa, tak aby nasze wspólne państwo polskie mogło lepiej wywiązywać się z zasadniczych obowiązków wobec własnych obywateli. Te podstawowe funkcje państwa zyskują wydatne dodatkowe finansowanie. Realne wydatki na ten agregat rosną o 10% ponad inflację. Tutaj mieszczą się wydatki na bezpieczeństwo wewnętrzne, na wymiar sprawiedliwości - a to podstawowa funkcja państwowa, tu państwo musi lepiej się wywiązywać ze swych obowiązków - na służbę zagraniczną, na dostosowanie polskiej armii do wymogów NATO. To jest pierwsza kategoria. </text:span></text:p>
      <text:p text:style-name="P1"><text:span text:style-name="T1">    Druga kategoria, która w części krzyżuje się z pierwszą, to wydatki na te cele, na te dziedziny, które bardzo ściśle wiążą się szeroko pojmowanym rozwojem ludzi i gospodarki, te dwie sprawy ze sobą się zresztą wiążą. Rząd proponuje, aby łączne wydatki na oświatę i wychowanie wzrosły o 6% realnie, aby łączne wydatki na naukę i szkolnictwo wyższe wzrosły o 8% realnie, a chcę podkreślić, że proponujemy podwojenie nakładów inwestycyjnych na szkolnictwo wyższe, bo wiem, jak w Polsce wielki jest pęd do kształcenia się. To jest bardzo ważna i pozytywna tendencja, na którą trzeba odpowiedzieć i staramy się w tym budżecie na to odpowiedzieć, w ramach tych ograniczonych środków. Na infrastrukturę transportową, rzecz chyba oczywista, że potrzebujemy lepszych i bardziej bezpiecznych dróg, w tym budżecie przeznaczamy o 7,5% realnie więcej. Na restrukturyzację górnictwa i innych dziedzin przemysłu ciężkiego, tak aby były one wreszcie ekonomicznie zdrowe i miały przyszłość, proponujemy przeznaczyć 1,7 mld zł. </text:span></text:p>
      <text:p text:style-name="P1"><text:span text:style-name="T1">    Wreszcie trzecia kategoria wydatków priorytetowych to wydatki na zmiany instytucjonalne nazywane reformami. Na niezwykle ważną i, cieszę się, że wspólną, reformę emerytalną proponujemy przeznaczyć niemal 4 mld zł, tego nie było poprzednio. Na reformę terytorialną, ustanowienie samorządów, sfinansowanie związanych z tym wydatków proponujemy przeznaczyć w tym budżecie 0,6 mld zł. Wreszcie w tym budżecie przewiduje się niemal 2 mld zł na ustanowienie nowego sposobu publicznego finansowania służby zdrowia. Te 2 mld zł to jest różnica między wydatkami planowanymi w tym budżecie a kwotami, jakie byłyby przeznaczone na ochronę zdrowia przy ogólnych założeniach budżetu, gdyby nie było przejścia od ogólnobudżetowego finansowania służby zdrowia do finansowania z wyodrębnionych budżetów, ale nadal budżetów. </text:span></text:p>
      <text:p text:style-name="P1"><text:span text:style-name="T1">    Druga kategoria wydatków nazywana jest często wydatkami sztywnymi. Tu mieszczą się dwie kategorie - to są nakłady na obsługę długu publicznego, czyli ponoszenie kosztów przeszłości, dług zagraniczny oraz dług wewnętrzny. Te nakłady uwzględniają założenia dotyczące narosłych zobowiązań oraz rewolucji stóp procentowych. Jest oczywiste, że musimy, i będziemy, honorować wszelkie zobowiązania: krajowe i zagraniczne. W tym sensie jest to kategoria wydatków sztywnych. Druga więc grupa wydatków, nazywanych chyba niezbyt poprawnie, ale popularnie, sztywnymi, to są takie, które wynikają z istniejących ustaw w zakresie rozmaitych transferów socjalnych: na renty, na emerytury, na zasiłki chorobowe itd. Ta kategoria wydatków, jak starałem się powiedzieć, rośnie bardzo szybko. Wielkim problemem jest takie adresowanie tych środków, żeby one rzeczywiście docierały do </text:span><text:soft-page-break/><text:span text:style-name="T1">osób, do których powinny dotrzeć; tak aby jak najwięcej środków można było przeznaczyć na rozwój - najlepszą chyba formę pomocy każdemu człowiekowi. </text:span></text:p>
      <text:p text:style-name="P1"><text:span text:style-name="T1">    Wreszcie, jeżeli podsumuje się, proszę państwa, te dwie kategorie wydatków, a mianowicie wydatki priorytetowe oraz wydatki nazywane sztywnymi, to okaże się, przy tym pułapie wydatków wynikających z odpowiedzialnego myślenia o Polsce, że pozostała, trzecia grupa wydatków jest mała. To znaczy, że pieniądze, jakie możemy przeznaczyć na tę trzecią grupę, są ograniczone. Wynika to z prostego rachunku. W tej grupie wydatków mieszczą się co najmniej trzy ważne kategorie. Są to wydatki osobowe - i tutaj przewidujemy realny wzrost nieco większy niż 2 punkty procentowe. Drugą częścią są wydatki majątkowe, w tym zwłaszcza związane z inwestycjami centralnymi. Tu są istotne ograniczenia. Ale jeszcze większa jest potrzeba ograniczenia frontu inwestycyjnego - że użyję wyrażenia z dawnego ustroju. To, co się dzieje w dziedzinie inwestycji centralnych, często przypomina jeszcze dawny ustrój. Liczę na wsparcie szanownych państwa w decyzjach porządkujących ten bardzo ważny odcinek finansów publicznych. I wreszcie są bieżące wydatki rzeczowe na funkcjonowanie administracji, gdzie ograniczenia są najsilniejsze właśnie po to, żeby można było sfinansować wydatki priorytetowe i żeby nie naruszać założeń budżetu, tak ważnych centralnie, żeby był on instrumentem stabilnego rozwoju.</text:span></text:p>
      <text:p text:style-name="P1"><text:span text:style-name="T1">    Panie Marszałku! Wysoka Izbo! Wiemy wszyscy z doświadczenia - ja wiem o tym doskonale - że zwykle przy budżecie mówi się, iż na to, na to, na to, jest za mało pieniędzy. Jak powiedziałem, z każdego odcinkowego punktu widzenia można się zgodzić, ale nie można tego wszystkiego dodać, a następnie sfinansować. To byłoby nieodpowiedzialne. </text:span></text:p>
      <text:p text:style-name="P1"><text:span text:style-name="T1">    Liczę na to, że ten projekt budżetu - jestem przekonany, że jest to budżet nadzwyczajnych wyzwań - będzie przedmiotem uczciwej, rzetelnej, krytycznej, byle rzeczowej debaty. Liczę na to, szanowni państwo, że postulaty dotyczące dodatkowych wydatków będą formułowane i rozpatrywane tak, jak się to czyni w każdej polskiej rodzinie, a mianowicie, że będą temu towarzyszyć propozycje, jak to sfinansować, to znaczy, skąd wziąć pieniądze. </text:span></text:p>
      <text:p text:style-name="P1"><text:span text:style-name="T1">    Jeżeli rozpatrujemy budżet polskiej rodziny w całości, czyli budżet państwa, nasz narodowy budżet, to właściwie są tylko dwa źródła sfinansowania dodatkowych wydatków ponad to, co się proponuje: po pierwsze, jest to wzrost podatków, który, jak wiemy, byłby niedopuszczalny i ze społecznego, i gospodarczego punktu widzenia, a po drugie - pomniejszenie innych wydatków. Liczyłbym na to, że każdemu postulatowi, propozycji zwiększenia tego, tego, tego, będzie towarzyszyć uczciwe i jawne wskazanie: czy pierwsze, czy drugie. Pomijam zupełnie możliwość postulowania zwiększenia deficytu, bo z przyczyn, które starałem się tu przedstawić, byłoby to w moim przekonaniu skrajną nieodpowiedzialnością.</text:span></text:p>
      <text:p text:style-name="P1"><text:span text:style-name="T1">    Panie Marszałku! Wysoka Izbo! Kończąc swoje wprowadzenie do debaty budżetowej i prezentację rządowego projektu budżetu, pragnę raz jeszcze wyrazić nadzieję, że - jak to powiedziałem na wstępie - będzie on rozpatrywany z punktu widzenia bodaj najważniejszego, a mianowicie znaczenia jego podstawowych założeń dla umacniania polskiego państwa, dla naszych szans na rozwój w tych okolicznościach międzynarodowych, jakie każdy musi dostrzec, oraz że będzie on rozpatrywany w sposób rzetelny i uczciwy. Dziękuję bardzo.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07:00</meta:creation-date>
    <dc:date>2013-01-09T14:07:00</dc:date>
    <meta:editing-duration>P0D</meta:editing-duration>
    <meta:generator>LibreOffice/3.6$Windows_x86 LibreOffice_project/2ef5aff-a6fb0ff-166bdff-cf087ad-0f1389</meta:generator>
    <meta:document-statistic meta:table-count="0" meta:image-count="0" meta:object-count="0" meta:page-count="9" meta:paragraph-count="62" meta:word-count="4578" meta:character-count="32266" meta:non-whitespace-character-count="274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